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.429cm" fo:min-width="1.488cm"/>
    </style:style>
    <style:style style:name="gr2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.857cm" fo:min-width="2.114cm"/>
    </style:style>
    <style:style style:name="gr3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.857cm" fo:min-width="2.047cm"/>
    </style:style>
    <style:style style:name="gr4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.857cm" fo:min-width="2.034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9cm" fo:min-width="2.284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9cm" fo:min-width="1.18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9cm" fo:min-width="1.179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07cm" fo:min-width="9.565cm"/>
    </style:style>
    <style:style style:name="P1" style:family="paragraph">
      <loext:graphic-properties draw:fill="none" draw:fill-color="#ffffff"/>
      <style:text-properties fo:font-size="11pt" style:font-size-asian="18pt" style:font-size-complex="18pt"/>
    </style:style>
    <style:style style:name="P2" style:family="paragraph">
      <loext:graphic-properties draw:fill="none"/>
      <style:paragraph-properties fo:text-align="center"/>
      <style:text-properties fo:font-size="11pt" style:font-size-asian="18pt" style:font-size-complex="18pt"/>
    </style:style>
    <style:style style:name="P3" style:family="paragraph">
      <loext:graphic-properties draw:fill="none" draw:fill-color="#ffffff"/>
      <style:text-properties fo:font-size="11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/>
    </style:style>
    <style:style style:name="T1" style:family="text">
      <style:text-properties fo:font-size="11pt" style:font-size-asian="18pt" style:font-size-complex="18pt"/>
    </style:style>
    <style:style style:name="T2" style:family="text">
      <style:text-properties fo:font-size="11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xml:id="id1" draw:id="id1" draw:layer="layout" svg:width="1.988cm" svg:height="0.679cm" svg:x="3.102cm" svg:y="2.517cm">
          <draw:text-box>
            <text:p><text:span text:style-name="T1">template</text:span></text:p>
          </draw:text-box>
        </draw:frame>
        <draw:frame draw:style-name="gr2" draw:text-style-name="P1" xml:id="id2" draw:id="id2" draw:layer="layout" svg:width="2.614cm" svg:height="1.107cm" svg:x="2.602cm" svg:y="4.917cm">
          <draw:text-box>
            <text:p><text:span text:style-name="T1">master copy</text:span></text:p>
            <text:p><text:span text:style-name="T1">of lesson A</text:span></text:p>
          </draw:text-box>
        </draw:frame>
        <draw:frame draw:style-name="gr2" draw:text-style-name="P1" xml:id="id3" draw:id="id3" draw:layer="layout" svg:width="2.614cm" svg:height="1.107cm" svg:x="2.602cm" svg:y="8.918cm">
          <draw:text-box>
            <text:p><text:span text:style-name="T1">master copy</text:span></text:p>
            <text:p><text:span text:style-name="T1">of lesson B</text:span></text:p>
          </draw:text-box>
        </draw:frame>
        <draw:frame draw:style-name="gr3" draw:text-style-name="P1" xml:id="id4" draw:id="id4" draw:layer="layout" svg:width="2.547cm" svg:height="1.107cm" svg:x="7.402cm" svg:y="4.917cm">
          <draw:text-box>
            <text:p><text:span text:style-name="T1">user X copy</text:span></text:p>
            <text:p><text:span text:style-name="T1">of lesson A</text:span></text:p>
          </draw:text-box>
        </draw:frame>
        <draw:frame draw:style-name="gr4" draw:text-style-name="P1" xml:id="id6" draw:id="id6" draw:layer="layout" svg:width="2.534cm" svg:height="1.107cm" svg:x="7.402cm" svg:y="8.918cm">
          <draw:text-box>
            <text:p><text:span text:style-name="T1">user Y copy</text:span></text:p>
            <text:p><text:span text:style-name="T1">of lesson B</text:span></text:p>
          </draw:text-box>
        </draw:frame>
        <draw:frame draw:style-name="gr3" draw:text-style-name="P1" xml:id="id5" draw:id="id5" draw:layer="layout" svg:width="2.547cm" svg:height="1.107cm" svg:x="12.202cm" svg:y="4.917cm">
          <draw:text-box>
            <text:p><text:span text:style-name="T1">user X copy</text:span></text:p>
            <text:p><text:span text:style-name="T1">of lesson A</text:span></text:p>
          </draw:text-box>
        </draw:frame>
        <draw:frame draw:style-name="gr4" draw:text-style-name="P1" xml:id="id7" draw:id="id7" draw:layer="layout" svg:width="2.534cm" svg:height="1.107cm" svg:x="12.202cm" svg:y="8.918cm">
          <draw:text-box>
            <text:p><text:span text:style-name="T1">user Y copy</text:span></text:p>
            <text:p><text:span text:style-name="T1">of lesson B</text:span></text:p>
          </draw:text-box>
        </draw:frame>
        <draw:connector draw:style-name="gr5" draw:text-style-name="P2" draw:layer="layout" draw:type="curve" svg:x1="3.102cm" svg:y1="2.856cm" svg:x2="2.602cm" svg:y2="5.47cm" draw:start-shape="id1" draw:start-glue-point="3" draw:end-shape="id2" svg:d="M3102 2856c-1501 0-1251 2614-500 2614" svg:viewBox="0 0 1098 2615">
          <text:p/>
        </draw:connector>
        <draw:connector draw:style-name="gr5" draw:text-style-name="P2" draw:layer="layout" draw:type="curve" draw:line-skew="-0.547cm" svg:x1="3.102cm" svg:y1="2.856cm" svg:x2="2.602cm" svg:y2="9.471cm" draw:start-shape="id1" draw:start-glue-point="3" draw:end-shape="id3" draw:end-glue-point="3" svg:d="M3102 2856c-2322 0-2072 6615-500 6615" svg:viewBox="0 0 1713 6616">
          <text:p/>
        </draw:connector>
        <draw:connector draw:style-name="gr5" draw:text-style-name="P2" draw:layer="layout" draw:type="curve" svg:x1="3.909cm" svg:y1="4.917cm" svg:x2="8.675cm" svg:y2="4.917cm" draw:start-shape="id2" draw:start-glue-point="0" draw:end-shape="id4" draw:end-glue-point="0" svg:d="M3909 4917c0-751 4766-751 4766 0" svg:viewBox="0 0 4767 564">
          <text:p/>
        </draw:connector>
        <draw:connector draw:style-name="gr5" draw:text-style-name="P2" draw:layer="layout" draw:type="curve" draw:line-skew="-0.624cm" svg:x1="3.909cm" svg:y1="4.917cm" svg:x2="13.475cm" svg:y2="4.917cm" draw:start-shape="id2" draw:start-glue-point="0" draw:end-shape="id5" draw:end-glue-point="0" svg:d="M3909 4917c0-1687 9566-1687 9566 0" svg:viewBox="0 0 9567 1266">
          <text:p/>
        </draw:connector>
        <draw:frame draw:style-name="gr6" draw:text-style-name="P3" draw:layer="layout" svg:width="2.784cm" svg:height="0.679cm" svg:x="2.296cm" svg:y="1.18cm">
          <draw:text-box>
            <text:p><text:span text:style-name="T2">swcarpentry</text:span></text:p>
          </draw:text-box>
        </draw:frame>
        <draw:frame draw:style-name="gr7" draw:text-style-name="P3" draw:layer="layout" svg:width="1.687cm" svg:height="0.679cm" svg:x="8.196cm" svg:y="1.18cm">
          <draw:text-box>
            <text:p><text:span text:style-name="T2">user X</text:span></text:p>
          </draw:text-box>
        </draw:frame>
        <draw:frame draw:style-name="gr8" draw:text-style-name="P3" draw:layer="layout" svg:width="1.679cm" svg:height="0.679cm" svg:x="12.997cm" svg:y="1.18cm">
          <draw:text-box>
            <text:p><text:span text:style-name="T2">user Y</text:span></text:p>
          </draw:text-box>
        </draw:frame>
        <draw:connector draw:style-name="gr5" draw:text-style-name="P2" draw:layer="layout" draw:type="curve" svg:x1="3.909cm" svg:y1="8.918cm" svg:x2="8.669cm" svg:y2="8.918cm" draw:start-shape="id3" draw:start-glue-point="0" draw:end-shape="id6" draw:end-glue-point="0" svg:d="M3909 8918c0-751 4760-751 4760 0" svg:viewBox="0 0 4761 564">
          <text:p/>
        </draw:connector>
        <draw:connector draw:style-name="gr5" draw:text-style-name="P2" draw:layer="layout" draw:type="curve" draw:line-skew="-0.606cm" svg:x1="3.909cm" svg:y1="8.918cm" svg:x2="13.469cm" svg:y2="8.918cm" draw:start-shape="id3" draw:start-glue-point="0" draw:end-shape="id7" draw:end-glue-point="0" svg:d="M3909 8918c0-1660 9560-1660 9560 0" svg:viewBox="0 0 9561 1246">
          <text:p/>
        </draw:connector>
        <draw:frame draw:style-name="gr9" draw:text-style-name="P5" draw:layer="layout" svg:width="10.065cm" svg:height="1.657cm" svg:x="3.608cm" svg:y="10.97cm">
          <draw:text-box>
            <text:p text:style-name="P4">Ideal Organization of Repositories</text:p>
            <text:p text:style-name="P4">(which we can't actually do)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6.51cm" fo:page-height="13.9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09T05:21:45.090858000</meta:creation-date>
    <dc:date>2016-05-09T05:42:50.484920000</dc:date>
    <meta:editing-duration>PT10M11S</meta:editing-duration>
    <meta:editing-cycles>4</meta:editing-cycles>
    <meta:generator>LibreOffice/4.4.2.2$MacOSX_X86_64 LibreOffice_project/c4c7d32d0d49397cad38d62472b0bc8acff48dd6</meta:generator>
    <meta:document-statistic meta:object-count="17"/>
  </office:meta>
</office:document-meta>
</file>